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gg_cyc_code</text:p>
          </table:table-cell>
          <table:table-cell office:value-type="string" calcext:value-type="string">
            <text:p>egg_cyc_val</text:p>
          </table:table-cell>
        </table:table-row>
        <table:table-row table:style-name="ro1">
          <table:table-cell office:value-type="string" calcext:value-type="string">
            <text:p>egg-cyc-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egg-cyc-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gg-cyc-3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egg-cyc-5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egg-cyc-6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egg-cyc-7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egg-cyc-8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string" calcext:value-type="string">
            <text:p>egg-cyc-10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egg-cyc-20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 office:value-type="string" calcext:value-type="string">
            <text:p>egg-cyc-30</text:p>
          </table:table-cell>
          <table:table-cell office:value-type="float" office:value="30720" calcext:value-type="float">
            <text:p>30720</text:p>
          </table:table-cell>
        </table:table-row>
        <table:table-row table:style-name="ro1">
          <table:table-cell office:value-type="string" calcext:value-type="string">
            <text:p>egg-cyc-105</text:p>
          </table:table-cell>
          <table:table-cell office:value-type="float" office:value="1050000" calcext:value-type="float">
            <text:p>10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0:58.185890568</meta:creation-date>
    <dc:date>2025-01-28T19:23:24.854152154</dc:date>
    <meta:editing-duration>PT20H36M56S</meta:editing-duration>
    <meta:editing-cycles>16</meta:editing-cycles>
    <meta:generator>LibreOffice/7.3.7.2$Linux_X86_64 LibreOffice_project/30$Build-2</meta:generator>
    <meta:document-statistic meta:table-count="1" meta:cell-count="24" meta:object-count="0"/>
  </office:meta>
</office:document-meta>
</file>